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6.78cm" table:align="left"/>
    </style:style>
    <style:style style:name="Tabela1.A" style:family="table-column">
      <style:table-column-properties style:column-width="1.693cm"/>
    </style:style>
    <style:style style:name="Tabela1.B" style:family="table-column">
      <style:table-column-properties style:column-width="4.253cm"/>
    </style:style>
    <style:style style:name="Tabela1.C" style:family="table-column">
      <style:table-column-properties style:column-width="10.834cm"/>
    </style:style>
    <style:style style:name="Tabela1.A1" style:family="table-cell">
      <style:table-cell-properties style:vertical-align="middle" fo:padding-left="0.159cm" fo:padding-right="0.159cm" fo:padding-top="0.106cm" fo:padding-bottom="0.106cm" fo:border="0.05pt solid #000000"/>
    </style:style>
    <style:style style:name="Tabela1.6" style:family="table-row">
      <style:table-row-properties style:min-row-height="0.579cm"/>
    </style:style>
    <style:style style:name="P1" style:family="paragraph" style:parent-style-name="Heading_20_1">
      <style:paragraph-properties fo:margin-left="0cm" fo:margin-right="0cm" fo:margin-top="0.423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Liberation Sans" fo:font-size="15pt" fo:letter-spacing="normal" fo:font-style="normal" fo:font-weight="normal" officeooo:paragraph-rsid="0014c6b5"/>
    </style:style>
    <style:style style:name="P2" style:family="paragraph" style:parent-style-name="Heading_20_2">
      <style:paragraph-properties fo:margin-left="0cm" fo:margin-right="0cm" fo:margin-top="0.423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Liberation Sans" fo:font-size="12pt" fo:letter-spacing="normal" fo:font-style="normal" fo:font-weight="normal" officeooo:paragraph-rsid="0014c6b5"/>
    </style:style>
    <style:style style:name="P3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000000" loext:opacity="100%" style:font-name="Liberation Sans" fo:font-size="9.75pt" fo:letter-spacing="normal" fo:font-style="normal" fo:font-weight="normal" officeooo:paragraph-rsid="0014c6b5"/>
    </style:style>
    <style:style style:name="P4" style:family="paragraph" style:parent-style-name="Horizontal_20_Line">
      <style:text-properties fo:color="#000000" loext:opacity="100%" style:font-name="Liberation Sans" officeooo:paragraph-rsid="0014c6b5"/>
    </style:style>
    <style:style style:name="P5" style:family="paragraph" style:parent-style-name="Heading_20_3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Liberation Sans" fo:font-size="9.75pt" fo:letter-spacing="normal" fo:font-style="normal" fo:font-weight="normal" officeooo:paragraph-rsid="0014c6b5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4c6b5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4c6b5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ans" fo:font-size="9.75pt" fo:letter-spacing="normal" fo:font-style="normal" fo:font-weight="normal" officeooo:paragraph-rsid="0014c6b5"/>
    </style:style>
    <style:style style:name="P9" style:family="paragraph" style:parent-style-name="Text_20_body" style:list-style-name="L2">
      <style:paragraph-properties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ans" fo:font-size="9.75pt" fo:letter-spacing="normal" fo:font-style="normal" fo:font-weight="normal" officeooo:paragraph-rsid="0014c6b5"/>
    </style:style>
    <style:style style:name="P10" style:family="paragraph" style:parent-style-name="Text_20_body">
      <style:paragraph-properties fo:margin-left="0cm" fo:margin-right="0cm" fo:margin-top="0.423cm" fo:margin-bottom="0.212cm" style:contextual-spacing="false" fo:orphans="2" fo:widows="2" fo:text-indent="0cm" style:auto-text-indent="false"/>
      <style:text-properties fo:color="#000000" loext:opacity="100%" style:font-name="Liberation Sans" officeooo:paragraph-rsid="0014c6b5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4c6b5"/>
    </style:style>
    <style:style style:name="P12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  <style:text-properties officeooo:paragraph-rsid="0014c6b5"/>
    </style:style>
    <style:style style:name="P13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officeooo:paragraph-rsid="0014c6b5"/>
    </style:style>
    <style:style style:name="P14" style:family="paragraph" style:parent-style-name="Table_20_Heading">
      <style:paragraph-properties fo:margin-left="0cm" fo:margin-right="0cm" fo:text-indent="0cm" style:auto-text-indent="false"/>
      <style:text-properties fo:color="#000000" loext:opacity="100%" style:font-name="Liberation Sans" officeooo:paragraph-rsid="0014c6b5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ans" officeooo:paragraph-rsid="0014c6b5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font-variant="normal" fo:text-transform="none" fo:color="#000000" loext:opacity="100%" style:font-name="Liberation Sans" fo:font-size="12pt" fo:letter-spacing="normal" fo:font-style="normal" fo:font-weight="normal" officeooo:paragraph-rsid="0014c6b5" style:font-size-asian="12pt" style:font-size-complex="12pt"/>
    </style:style>
    <style:style style:name="P17" style:family="paragraph" style:parent-style-name="Table_20_Contents">
      <style:text-properties fo:color="#000000" loext:opacity="100%" style:font-name="Liberation Sans" officeooo:paragraph-rsid="0014c6b5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4c6b5"/>
    </style:style>
    <style:style style:name="P19" style:family="paragraph" style:parent-style-name="Text_20_body" style:list-style-name="L4">
      <style:paragraph-properties fo:orphans="2" fo:widows="2" fo:text-indent="0cm" style:auto-text-indent="false" fo:padding="0cm" fo:border="none"/>
      <style:text-properties officeooo:paragraph-rsid="0014c6b5"/>
    </style:style>
    <style:style style:name="P20" style:family="paragraph" style:parent-style-name="Heading_20_3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000000" loext:opacity="100%" style:font-name="Liberation Sans" fo:font-size="12pt" fo:letter-spacing="normal" fo:font-style="normal" fo:font-weight="normal" officeooo:paragraph-rsid="0014c6b5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000000" loext:opacity="100%" style:font-name="Liberation Sans" fo:font-size="9.80000019073486pt" fo:letter-spacing="normal" fo:font-style="normal" fo:font-weight="normal" officeooo:paragraph-rsid="0014c6b5" style:font-size-asian="9.80000019073486pt" style:font-size-complex="9.80000019073486pt"/>
    </style:style>
    <style:style style:name="P22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4c6b5"/>
    </style:style>
    <style:style style:name="P2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4c6b5"/>
    </style:style>
    <style:style style:name="P24" style:family="paragraph" style:parent-style-name="Heading_20_1">
      <style:text-properties officeooo:paragraph-rsid="0014c6b5"/>
    </style:style>
    <style:style style:name="T1" style:family="text">
      <style:text-properties fo:font-size="9.75pt"/>
    </style:style>
    <style:style style:name="T2" style:family="text">
      <style:text-properties fo:font-variant="normal" fo:text-transform="none" fo:color="#000000" loext:opacity="100%" style:font-name="Liberation Sans" fo:font-size="9.75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Liberation Sans" fo:font-size="9pt" fo:letter-spacing="normal" fo:font-style="normal" fo:font-weight="normal" loext:padding="0cm" loext:border="none"/>
    </style:style>
    <style:style style:name="T4" style:family="text">
      <style:text-properties fo:font-variant="normal" fo:text-transform="none" fo:font-size="9.75pt" fo:letter-spacing="normal" fo:font-style="normal" fo:font-weight="normal"/>
    </style:style>
    <style:style style:name="T5" style:family="text">
      <style:text-properties officeooo:rsid="00066484"/>
    </style:style>
    <style:style style:name="T6" style:family="text">
      <style:text-properties fo:font-variant="normal" fo:text-transform="none" fo:color="#000000" loext:opacity="100%" style:font-name="Liberation Sans" fo:font-size="9.80000019073486pt" fo:letter-spacing="normal" fo:font-style="normal" fo:font-weight="normal" style:font-size-asian="9.80000019073486pt" style:font-size-complex="9.80000019073486pt"/>
    </style:style>
    <style:style style:name="T7" style:family="text">
      <style:text-properties fo:font-variant="normal" fo:text-transform="none" fo:color="#000000" loext:opacity="100%" style:font-name="Liberation Sans" fo:font-size="11pt" fo:letter-spacing="normal" fo:font-style="normal" fo:font-weight="normal" style:font-size-asian="11pt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number text:level="2" text:style-name="Numbering_20_Symbols" loext:num-list-format="%2%." style:num-suffix="." style:num-format="1">
        <style:list-level-properties text:space-before="2.501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latório: S-AES e AES</text:h>
      <text:h text:style-name="P2" text:outline-level="2">1. Objetivo</text:h>
      <text:p text:style-name="P3">O objetivo deste trabalho é implementar o algoritmo S-AES (Simplified AES) e simular o AES real utilizando bibliotecas criptográficas, explorando diferentes modos de operação (ECB, CBC, CFB, OFB, CTR). O projeto visa demonstrar conceitos fundamentais de criptografia simétrica, analisar a eficiência, segurança e aleatoriedade dos modos, e destacar vulnerabilidades práticas, especialmente do modo ECB.</text:p>
      <text:p text:style-name="P4"/>
      <text:h text:style-name="P2" text:outline-level="2">2. Introdução</text:h>
      <text:p text:style-name="P3">O AES (Advanced Encryption Standard) é o padrão mundial para criptografia simétrica de blocos. O S-AES é uma versão didática simplificada, ideal para fins educacionais, pois permite compreender a estrutura e as operações do AES com menos complexidade. Modos de operação como ECB, CBC, CFB, OFB e CTR são essenciais para adaptar o AES a diferentes cenários práticos, cada um com características e níveis de segurança distintos.</text:p>
      <text:p text:style-name="P4"/>
      <text:h text:style-name="P2" text:outline-level="2"><text:span text:style-name="T1">3. Desenvolvimento</text:span></text:h>
      <text:h text:style-name="P5" text:outline-level="3">3.1 Implementação do S-AES</text:h>
      <text:list text:style-name="L1">
        <text:list-item>
          <text:p text:style-name="P6"><text:span text:style-name="Strong_20_Emphasis"><text:span text:style-name="T2">AddRoundKey:</text:span></text:span><text:span text:style-name="T2"><text:line-break/>Utiliza a operação XOR bit a bit entre o bloco de dados (bitset&lt;16&gt;) e a subchave da rodada (bitset&lt;16&gt;). Essa operação é fundamental para misturar a chave com o texto claro em cada rodada, garantindo a dependência da chave em todo o processo de cifragem.</text:span></text:p>
        </text:list-item>
        <text:list-item>
          <text:p text:style-name="P6"><text:span text:style-name="Strong_20_Emphasis"><text:span text:style-name="T2">SubNibbles (S-box):</text:span></text:span><text:span text:style-name="T2"><text:line-break/>Cada bloco de 16 bits é dividido em 4 nibbles (4 bits cada). Cada nibble é substituído por outro valor de acordo com uma S-box fixa de 4 bits, implementada como um mapa (map&lt;bitset&lt;4&gt;, bitset&lt;4&gt;&gt;). Essa substituição não linear é responsável pela confusão no algoritmo, dificultando ataques de análise linear e diferencial.</text:span></text:p>
        </text:list-item>
        <text:list-item>
          <text:p text:style-name="P6"><text:span text:style-name="Strong_20_Emphasis"><text:span text:style-name="T2">ShiftRows:</text:span></text:span><text:span text:style-name="T2"><text:line-break/>O bloco é representado como uma matriz 2x2 de nibbles. A primeira linha permanece inalterada, enquanto a segunda linha tem seus nibbles trocados de posição (swap). Essa etapa proporciona difusão, espalhando a influência de cada byte por todo o bloco ao longo das rodadas.</text:span></text:p>
        </text:list-item>
        <text:list-item>
          <text:p text:style-name="P6"><text:span text:style-name="Strong_20_Emphasis"><text:span text:style-name="T2">MixColumns:</text:span></text:span><text:span text:style-name="T2"><text:line-break/>Cada coluna da matriz 2x2 é multiplicada por uma matriz fixa [1 4; 4 1] em GF(2⁴), usando aritmética de campo finito com o polinômio irreducível x⁴ + x + 1. A multiplicação é feita por uma função auxiliar (gf4_mul) que simula a multiplicação polinomial e a redução módulo o polinômio. Essa etapa aumenta ainda mais a difusão, misturando os nibbles entre linhas e colunas.</text:span></text:p>
        </text:list-item>
        <text:list-item>
          <text:p text:style-name="P6"><text:span text:style-name="Strong_20_Emphasis"><text:span text:style-name="T2">KeyExpansion:</text:span></text:span><text:span text:style-name="T2"><text:line-break/>A chave de 16 bits é expandida em 6 palavras de 8 bits (w0 a w5) usando uma função g semelhante à do AES real. A função g realiza rotação de nibbles, substituição pela S-box e adição de uma constante de rodada (round constant) diferente para cada etapa. O processo de expansão garante que cada rodada utilize subchaves diferentes, aumentando a segurança do algoritmo.</text:span></text:p>
        </text:list-item>
        <text:list-item>
          <text:p text:style-name="P6"><text:span text:style-name="Strong_20_Emphasis"><text:span text:style-name="T2">Representação dos blocos:</text:span></text:span><text:span text:style-name="T2"><text:line-break/>Cada bloco de 16 bits é tratado como uma matriz 2x2 de nibbles, permitindo a aplicação direta das operações de ShiftRows e MixColumns conforme a estrutura do S-AES.</text:span></text:p>
        </text:list-item>
        <text:list-item>
          <text:p text:style-name="P6"><text:span text:style-name="Strong_20_Emphasis"><text:span text:style-name="T2">Entrada/Saída:</text:span></text:span><text:span text:style-name="T2"><text:line-break/>O programa lê uma string do usuário, converte para blocos de 16 bits (agrupando a cada 2 caracteres), cifra cada bloco com o S-AES e exibe o resultado em binário, hexadecimal e base64 para facilitar a visualização e análise.</text:span></text:p>
        </text:list-item>
        <text:list-item>
          <text:p text:style-name="P6"><text:soft-page-break/><text:span text:style-name="Strong_20_Emphasis"><text:span text:style-name="T2">Modo ECB:</text:span></text:span><text:span text:style-name="T2"><text:line-break/>O modo de operação Electronic Codebook (ECB) foi implementado para o S-AES, cifrando cada bloco de forma independente. Isso permite demonstrar, de forma didática, a principal fraqueza do ECB: blocos de texto claro idênticos geram blocos cifrados idênticos.</text:span></text:p>
        </text:list-item>
      </text:list>
      <text:p text:style-name="P4"/>
      <text:h text:style-name="P5" text:outline-level="3">3.2 Implementação do AES Real (OpenSSL)</text:h>
      <text:list text:style-name="L2">
        <text:list-item>
          <text:p text:style-name="P7"><text:span text:style-name="Strong_20_Emphasis"><text:span text:style-name="T2">Biblioteca OpenSSL:</text:span></text:span><text:span text:style-name="T2"><text:line-break/>Utilizou-se a biblioteca OpenSSL, referência mundial em criptografia, para implementar a cifragem AES-128 nos modos ECB, CBC, CFB, OFB e CTR. O uso da OpenSSL garante que a implementação siga padrões industriais de segurança e desempenho.</text:span></text:p>
        </text:list-item>
        <text:list-item>
          <text:p text:style-name="P7"><text:span text:style-name="Strong_20_Emphasis"><text:span text:style-name="T2">Geração de chave e IV:</text:span></text:span><text:span text:style-name="T2"><text:line-break/>Para cada execução, uma chave de 128 bits (16 bytes) e um vetor de inicialização (IV) de 128 bits são gerados aleatoriamente usando a função RAND_bytes da OpenSSL, garantindo alta entropia e segurança.</text:span></text:p>
        </text:list-item>
        <text:list-item>
          <text:p text:style-name="P7"><text:span text:style-name="Strong_20_Emphasis"><text:span text:style-name="T2">Preparação dos dados:</text:span></text:span><text:span text:style-name="T2"><text:line-break/>A mensagem de entrada é convertida para um vetor de bytes (std::vector&lt;unsigned char&gt;), compatível com as funções da OpenSSL.</text:span></text:p>
        </text:list-item>
        <text:list-item>
          <text:p text:style-name="P7"><text:span text:style-name="Strong_20_Emphasis"><text:span text:style-name="T2">Configuração do modo de operação:</text:span></text:span><text:span text:style-name="T2"><text:line-break/>Para cada modo (ECB, CBC, CFB, OFB, CTR), seleciona-se o algoritmo correspondente via as funções EVP_aes_128_ecb(), EVP_aes_128_cbc(), etc.</text:span></text:p>
        </text:list-item>
        <text:list-item>
          <text:p text:style-name="P7"><text:span text:style-name="Strong_20_Emphasis"><text:span text:style-name="T2">Processo de cifragem:</text:span></text:span></text:p>
          <text:list>
            <text:list-item>
              <text:p text:style-name="P8">Cria-se um contexto de cifragem (EVP_CIPHER_CTX).</text:p>
            </text:list-item>
            <text:list-item>
              <text:p text:style-name="P9">Inicializa-se o contexto com a chave e IV (ou NULL para ECB).</text:p>
            </text:list-item>
            <text:list-item>
              <text:p text:style-name="P9">Realiza-se a cifragem dos dados em blocos, usando EVP_EncryptUpdate e EVP_EncryptFinal_ex.</text:p>
            </text:list-item>
            <text:list-item>
              <text:p text:style-name="P9">O texto cifrado é armazenado em um vetor de bytes, ajustado ao tamanho real após a cifragem.</text:p>
            </text:list-item>
          </text:list>
        </text:list-item>
        <text:list-item>
          <text:p text:style-name="P7"><text:span text:style-name="Strong_20_Emphasis"><text:span text:style-name="T2">Medição de tempo:</text:span></text:span><text:span text:style-name="T2"><text:line-break/>O tempo de execução de cada cifragem é medido usando a biblioteca </text:span><text:span text:style-name="Source_20_Text"><text:span text:style-name="T3">&lt;chrono&gt;</text:span></text:span><text:span text:style-name="T2">, marcando o tempo antes e depois da operação e exibindo o resultado em milissegundos.</text:span></text:p>
        </text:list-item>
        <text:list-item>
          <text:p text:style-name="P7"><text:span text:style-name="Strong_20_Emphasis"><text:span text:style-name="T2">Saída dos resultados:</text:span></text:span><text:span text:style-name="T2"><text:line-break/>Para cada modo, o texto cifrado é exibido em base64, facilitando a visualização e comparação dos resultados. O tempo de execução é mostrado para análise de eficiência.</text:span></text:p>
        </text:list-item>
        <text:list-item>
          <text:p text:style-name="P7"><text:span text:style-name="Strong_20_Emphasis"><text:span text:style-name="T2">Análise de aleatoriedade:</text:span></text:span><text:span text:style-name="T2"><text:line-break/>Observa-se que, exceto no modo ECB, blocos idênticos de texto claro produzem saídas diferentes devido ao uso do IV ou contador, evidenciando a segurança adicional dos modos CBC, CFB, OFB e CTR.</text:span></text:p>
        </text:list-item>
      </text:list>
      <text:p text:style-name="P10"><text:span text:style-name="T4"/></text:p>
      <text:p text:style-name="P4"/>
      <text:h text:style-name="P2" text:outline-level="2">4. Análise</text:h>
      <text:h text:style-name="P5" text:outline-level="3">4.1 Fraqueza do Modo ECB (S-AES)</text:h>
      <text:p text:style-name="P3">No modo ECB, blocos idênticos de texto claro geram blocos idênticos de texto cifrado. Exemplo prático:</text:p>
      <text:list text:style-name="L3">
        <text:list-item>
          <text:p text:style-name="P11"><text:span text:style-name="Strong_20_Emphasis"><text:span text:style-name="T2">Mensagem:</text:span></text:span><text:span text:style-name="T2"> </text:span><text:span text:style-name="Source_20_Text"><text:span text:style-name="T3">ABAB</text:span></text:span></text:p>
        </text:list-item>
        <text:list-item>
          <text:p text:style-name="P11"><text:span text:style-name="Strong_20_Emphasis"><text:span text:style-name="T2">Blocos de entrada:</text:span></text:span><text:span text:style-name="T2"> </text:span><text:span text:style-name="Source_20_Text"><text:span text:style-name="T3">AB</text:span></text:span><text:span text:style-name="T2"> e </text:span><text:span text:style-name="Source_20_Text"><text:span text:style-name="T3">AB</text:span></text:span><text:span text:style-name="T2"> (iguais)</text:span></text:p>
        </text:list-item>
        <text:list-item>
          <text:p text:style-name="P12"><text:span text:style-name="Strong_20_Emphasis"><text:span text:style-name="T2">Blocos cifrados (hex):</text:span></text:span><text:span text:style-name="T2"> </text:span><text:span text:style-name="Source_20_Text"><text:span text:style-name="T3">3f2a</text:span></text:span><text:span text:style-name="T2"> e </text:span><text:span text:style-name="Source_20_Text"><text:span text:style-name="T3">3f2a</text:span></text:span><text:span text:style-name="T2"> (iguais)</text:span></text:p>
        </text:list-item>
      </text:list>
      <text:p text:style-name="P13"><text:span text:style-name="Strong_20_Emphasis"><text:span text:style-name="T2">Conclusão:</text:span></text:span><text:span text:style-name="T2"> O modo ECB não esconde padrões do texto original, tornando-o vulnerável a ataques de análise de frequência e revelando estruturas repetitivas.</text:span></text:p>
      <text:h text:style-name="P5" text:outline-level="3"><text:soft-page-break/>4.2 Eficiência e Aleatoriedade dos Modos AES (OpenSSL)</text:h>
      <text:p text:style-name="P3">Para cada modo, foi medido o tempo de execução e analisada a aleatoriedade da saída: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4">Modo</text:p>
          </table:table-cell>
          <table:table-cell table:style-name="Tabela1.A1" office:value-type="string">
            <text:p text:style-name="P14">Tempo de Execução (ms)</text:p>
          </table:table-cell>
          <table:table-cell table:style-name="Tabela1.A1" office:value-type="string">
            <text:p text:style-name="P14">Grau de Aleatoriedade/Saída</text:p>
          </table:table-cell>
        </table:table-row>
        <table:table-row>
          <table:table-cell table:style-name="Tabela1.A1" office:value-type="string">
            <text:p text:style-name="P15">ECB</text:p>
          </table:table-cell>
          <table:table-cell table:style-name="Tabela1.A1" office:value-type="string">
            <text:p text:style-name="P15">0.02</text:p>
          </table:table-cell>
          <table:table-cell table:style-name="Tabela1.A1" office:value-type="string">
            <text:p text:style-name="P15">Blocos idênticos → saídas idênticas; baixa aleatoriedade</text:p>
          </table:table-cell>
        </table:table-row>
        <table:table-row>
          <table:table-cell table:style-name="Tabela1.A1" office:value-type="string">
            <text:p text:style-name="P15">CBC</text:p>
          </table:table-cell>
          <table:table-cell table:style-name="Tabela1.A1" office:value-type="string">
            <text:p text:style-name="P15">0.007</text:p>
          </table:table-cell>
          <table:table-cell table:style-name="Tabela1.A1" office:value-type="string">
            <text:p text:style-name="P15">Saídas diferentes mesmo para blocos iguais; alta aleatoriedade</text:p>
          </table:table-cell>
        </table:table-row>
        <table:table-row>
          <table:table-cell table:style-name="Tabela1.A1" office:value-type="string">
            <text:p text:style-name="P15">CFB</text:p>
          </table:table-cell>
          <table:table-cell table:style-name="Tabela1.A1" office:value-type="string">
            <text:p text:style-name="P15">0.017</text:p>
          </table:table-cell>
          <table:table-cell table:style-name="Tabela1.A1" office:value-type="string">
            <text:p text:style-name="P15">Saídas diferentes; boa aleatoriedade</text:p>
          </table:table-cell>
        </table:table-row>
        <table:table-row>
          <table:table-cell table:style-name="Tabela1.A1" office:value-type="string">
            <text:p text:style-name="P15">OFB</text:p>
          </table:table-cell>
          <table:table-cell table:style-name="Tabela1.A1" office:value-type="string">
            <text:p text:style-name="P16">0.007</text:p>
          </table:table-cell>
          <table:table-cell table:style-name="Tabela1.A1" office:value-type="string">
            <text:p text:style-name="P15">Saídas diferentes; boa aleatoriedade</text:p>
          </table:table-cell>
        </table:table-row>
        <table:table-row table:style-name="Tabela1.6">
          <table:table-cell table:style-name="Tabela1.A1" office:value-type="string">
            <text:p text:style-name="P15">CTR</text:p>
          </table:table-cell>
          <table:table-cell table:style-name="Tabela1.A1" office:value-type="string">
            <text:p text:style-name="P15">0.006</text:p>
          </table:table-cell>
          <table:table-cell table:style-name="Tabela1.A1" office:value-type="string">
            <text:p text:style-name="P17">Saídas diferentes; boa aleatoriedade</text:p>
          </table:table-cell>
        </table:table-row>
      </table:table>
      <text:p text:style-name="P13"><text:span text:style-name="Emphasis"><text:span text:style-name="T2"/></text:span></text:p>
      <text:list text:style-name="L4">
        <text:list-item>
          <text:p text:style-name="P18"><text:span text:style-name="Strong_20_Emphasis"><text:span text:style-name="T2">ECB:</text:span></text:span><text:span text:style-name="T2"> Vulnerável, não esconde padrões.</text:span></text:p>
        </text:list-item>
        <text:list-item>
          <text:p text:style-name="P19"><text:span text:style-name="Strong_20_Emphasis"><text:span text:style-name="T2">CBC, CFB, OFB, CTR:</text:span></text:span><text:span text:style-name="T2"> Mais seguros, pois introduzem aleatoriedade (via IV ou contador), tornando a análise de padrões inviável.</text:span></text:p>
        </text:list-item>
      </text:list>
      <text:p text:style-name="P4"/>
      <text:h text:style-name="P2" text:outline-level="2">5. Conclusão</text:h>
      <text:p text:style-name="P3">O projeto permitiu compreender a estrutura do S-AES e do AES, bem como a importância dos modos de operação para a segurança da criptografia de blocos. O modo ECB, apesar de simples, é inseguro para a maioria das aplicações, pois não esconde padrões do texto original. Modos como CBC, CFB, OFB e CTR oferecem maior segurança e aleatoriedade, sendo recomendados para uso prático. A análise de desempenho mostrou que todos os modos são eficientes, com pequenas variações de tempo, mas a escolha do modo deve priorizar a segurança.</text:p>
      <text:p text:style-name="P3"/>
      <text:h text:style-name="P20" text:outline-level="3"><text:span text:style-name="T5">6. </text:span>Comparativo: S-AES ECB — Blocos Iguais, Cifras Iguais</text:h>
      <text:p text:style-name="P21">Para ilustrar a principal fraqueza do modo ECB, ciframos uma mensagem composta por blocos idênticos usando o S-AES no modo ECB. O resultado mostra que blocos iguais de texto claro produzem blocos cifrados idênticos, revelando padrões e facilitando ataques de análise.</text:p>
      <text:p text:style-name="P13"><text:span text:style-name="Strong_20_Emphasis"><text:span text:style-name="T6">Exemplo prático:</text:span></text:span></text:p>
      <text:list text:style-name="L5">
        <text:list-item>
          <text:p text:style-name="P22"><text:span text:style-name="Strong_20_Emphasis"><text:span text:style-name="T6">Mensagem:</text:span></text:span><text:span text:style-name="T6"><text:line-break/>ABABABAB</text:span></text:p>
        </text:list-item>
        <text:list-item>
          <text:p text:style-name="P22"><text:span text:style-name="Strong_20_Emphasis"><text:span text:style-name="T6">Conversão para blocos de 16 bits:</text:span></text:span><text:span text:style-name="T6"><text:line-break/>Bloco 0: AB<text:line-break/>Bloco 1: AB<text:line-break/>Bloco 2: AB<text:line-break/>Bloco 3: AB</text:span></text:p>
        </text:list-item>
        <text:list-item>
          <text:p text:style-name="P22"><text:span text:style-name="Strong_20_Emphasis"><text:span text:style-name="T6">Cifras geradas (hexadecimal):</text:span></text:span><text:span text:style-name="T6"><text:line-break/>Bloco 0 cifrado: 3f2a<text:line-break/>Bloco 1 cifrado: 3f2a<text:line-break/>Bloco 2 cifrado: 3f2a<text:line-break/>Bloco 3 cifrado: 3f2a</text:span></text:p>
        </text:list-item>
        <text:list-item>
          <text:p text:style-name="P22"><text:span text:style-name="Strong_20_Emphasis"><text:span text:style-name="T6">Cifras geradas (base64):</text:span></text:span><text:span text:style-name="T6"><text:line-break/>Bloco 0 cifrado: Pyo=<text:line-break/></text:span><text:soft-page-break/><text:span text:style-name="T6">Bloco 1 cifrado: Pyo=<text:line-break/>Bloco 2 cifrado: Pyo=<text:line-break/>Bloco 3 cifrado: Pyo=</text:span></text:p>
        </text:list-item>
      </text:list>
      <text:p text:style-name="P23"><text:span text:style-name="T6"/></text:p>
      <text:h text:style-name="P24" text:outline-level="1" text:is-list-header="true"><text:span text:style-name="Strong_20_Emphasis"><text:span text:style-name="T7">Conclusão:</text:span></text:span></text:h>
      <text:h text:style-name="P24" text:outline-level="1"><text:span text:style-name="T6"><text:line-break/>No modo ECB, blocos idênticos de texto claro sempre geram blocos idênticos de texto cifrado, tanto no S-AES quanto no AES real. Isso evidencia a principal vulnerabilidade do modo ECB: padrões do texto original são preservados na cifra, tornando o esquema inadequado para a maioria das aplicações práticas de segurança.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12:20:52.572625035</meta:creation-date>
    <dc:date>2025-06-15T12:21:28.189629694</dc:date>
    <meta:editing-duration>PT37S</meta:editing-duration>
    <meta:editing-cycles>1</meta:editing-cycles>
    <meta:document-statistic meta:table-count="1" meta:image-count="0" meta:object-count="0" meta:page-count="4" meta:paragraph-count="68" meta:word-count="1229" meta:character-count="7584" meta:non-whitespace-character-count="6453"/>
    <meta:generator>LibreOffice/24.8.7.2$Linux_X86_64 LibreOffice_project/f4f281f562fb585d46b0af5755dfe1eb6adc047f</meta:generator>
  </office:meta>
</office:document-meta>
</file>